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35000001C74B390EE96F3A2E8C.png" manifest:media-type="image/png"/>
  <manifest:file-entry manifest:full-path="Pictures/10000000000002FA000000D4DCAD31462C5181D6.png" manifest:media-type="image/png"/>
  <manifest:file-entry manifest:full-path="Pictures/100000000000073B000002BC2099D6AF4EE5CBB4.png" manifest:media-type="image/png"/>
  <manifest:file-entry manifest:full-path="Pictures/10000000000007A2000002EE6FE053007A956E9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38e5" officeooo:paragraph-rsid="000e38e5"/>
    </style:style>
    <style:style style:name="P2" style:family="paragraph" style:parent-style-name="Standard">
      <style:text-properties officeooo:rsid="001054cb" officeooo:paragraph-rsid="001054cb"/>
    </style:style>
    <style:style style:name="P3" style:family="paragraph" style:parent-style-name="Standard">
      <style:text-properties officeooo:rsid="001054cb" officeooo:paragraph-rsid="001054cb"/>
    </style:style>
    <style:style style:name="T1" style:family="text">
      <style:text-properties officeooo:rsid="000fded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图像1" text:anchor-type="paragraph" svg:width="6.6929in" svg:height="2.5689in" draw:z-index="0"><draw:image xlink:href="Pictures/10000000000007A2000002EE6FE053007A956E90.png" xlink:type="simple" xlink:show="embed" xlink:actuate="onLoad"/></draw:frame>Es top</text:p>
      <text:p text:style-name="P1"/>
      <text:p text:style-name="P1"><draw:frame draw:style-name="fr1" draw:name="图像2" text:anchor-type="paragraph" svg:width="6.6929in" svg:height="2.5307in" draw:z-index="1"><draw:image xlink:href="Pictures/100000000000073B000002BC2099D6AF4EE5CBB4.png" xlink:type="simple" xlink:show="embed" xlink:actuate="onLoad"/></draw:frame></text:p>
      <text:p text:style-name="P1">ＵＳ<text:span text:style-name="T1">TOP</text:span></text:p>
      <text:p text:style-name="P1"/>
      <text:p text:style-name="P2"><draw:frame draw:style-name="fr1" draw:name="图像3" text:anchor-type="paragraph" svg:width="6.6929in" svg:height="1.8618in" draw:z-index="2"><draw:image xlink:href="Pictures/10000000000002FA000000D4DCAD31462C5181D6.png" xlink:type="simple" xlink:show="embed" xlink:actuate="onLoad"/></draw:frame>440648acc f1</text:p>
      <text:p text:style-name="P2"/>
      <text:p text:style-name="P2"><draw:frame draw:style-name="fr1" draw:name="图像4" text:anchor-type="paragraph" svg:width="6.6929in" svg:height="1.65in" draw:z-index="3"><draw:image xlink:href="Pictures/1000000000000735000001C74B390EE96F3A2E8C.png" xlink:type="simple" xlink:show="embed" xlink:actuate="onLoad"/></draw:frame></text:p>
      <text:p text:style-name="P2"><text:soft-page-break/>下降了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5:59:03.074082130</meta:creation-date>
    <dc:date>2018-11-04T11:36:51.268835533</dc:date>
    <meta:editing-duration>PT1M51S</meta:editing-duration>
    <meta:editing-cycles>4</meta:editing-cycles>
    <meta:generator>LibreOffice/5.1.6.2$Linux_X86_64 LibreOffice_project/10m0$Build-2</meta:generator>
    <meta:document-statistic meta:table-count="0" meta:image-count="4" meta:object-count="0" meta:page-count="2" meta:paragraph-count="4" meta:word-count="10" meta:character-count="26" meta:non-whitespace-character-count="24"/>
  </office:meta>
</office:document-meta>
</file>